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ahoma" svg:font-family="tahom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9.75pt" fo:letter-spacing="normal" fo:font-style="normal" fo:font-weight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ahoma" fo:font-size="12pt" fo:letter-spacing="normal" fo:font-style="normal" fo:font-weight="normal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00" fo:letter-spacing="normal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1" fo:letter-spacing="normal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1" fo:font-size="12pt" fo:letter-spacing="normal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fo:font-size="12pt" fo:letter-spacing="normal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9.75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Courier New" fo:letter-spacing="normal" fo:font-style="normal" fo:font-weight="normal"/>
    </style:style>
    <style:style style:name="T4" style:family="text">
      <style:text-properties fo:font-variant="normal" fo:text-transform="none" fo:color="#000000" style:font-name="Courier New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Courier New" fo:font-size="12pt" fo:letter-spacing="normal" fo:font-style="normal" fo:font-weight="normal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Courier New" fo:font-size="12pt" fo:letter-spacing="normal" fo:font-style="normal" fo:font-weight="bold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Times New Roman1" fo:letter-spacing="normal"/>
    </style:style>
    <style:style style:name="T12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1" fo:font-size="9.75pt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1" fo:font-size="9.75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size-complex="15pt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><text:s/>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7"><text:span text:style-name="Source_20_Text"><text:span text:style-name="T18">Parser składni Wiki na znaczniki HTML</text:span></text:span></text:p>
      <text:p text:style-name="P7"><text:span text:style-name="Source_20_Text"><text:span text:style-name="T18">Języki Formalne i Kompilatory</text:span></text:span></text:p>
      <text:p text:style-name="P2"><text:span text:style-name="Source_20_Text"><text:span text:style-name="T20">Wykonawcy:</text:span></text:span></text:p>
      <text:p text:style-name="P2"><text:span text:style-name="Source_20_Text"><text:span text:style-name="T20">Przemysław Kwiatkowski</text:span></text:span></text:p>
      <text:p text:style-name="P2"><text:span text:style-name="Source_20_Text"><text:span text:style-name="T20">Marcin Kosztołowicz</text:span></text:span></text:p>
      <text:p text:style-name="P2"><text:span text:style-name="Source_20_Text"><text:span text:style-name="T20">Piotr Snarski</text:span></text:span></text:p>
      <text:p text:style-name="P2"><text:span text:style-name="Source_20_Text"><text:span text:style-name="T20">Informatyka Stosowana EAIiE 3 rok, semestr letni </text:span></text:span></text:p>
      <text:p text:style-name="P7"><text:span text:style-name="Source_20_Text"><text:span text:style-name="T18"/></text:span></text:p>
      <text:p text:style-name="P2"><text:span text:style-name="Source_20_Text"><text:span text:style-name="T5">Naszym zadaniem było zbudowanie aplikacji w tym przypadku parsera, która ma zadanie zamianę składni WIKI na kod HTML'owy gotowy do wyrenderowania przez przeglądarkę internetową. </text:span></text:span></text:p>
      <text:p text:style-name="P2"><text:span text:style-name="Source_20_Text"><text:span text:style-name="T5"><text:tab/>Składnia wiki jest to zbiór znaczników które tak jak tagi HTML nadają tekstowi pewnych właściwości jak pogrubienie, pochylenie, wypunktowanie i wiele innych. Jest ona bardziej czytelna i intuicyjna dla odbiorcy w postaci człowieka, jest bardziej minimalistyczna i nie przytłacza nadmiarem informacji tak jak tagi HTML, które są przystosowane do interpretacji przez maszynę w postaci komputera/ przeglądarki a nie człowieka.</text:span></text:span></text:p>
      <text:p text:style-name="P2"><text:span text:style-name="Source_20_Text"><text:span text:style-name="T5"><text:tab/>Do wykonania naszego zadania użyliśmy języka Python, który bardzo dobrze się sprawdza przy obróbce danych tekstowych oraz posiada biblioteki wspomagające badanie drzew zapisanych w formacie XML.</text:span></text:span></text:p>
      <text:p text:style-name="P2"><text:span text:style-name="Source_20_Text"><text:span text:style-name="T5"/></text:span></text:p>
      <text:p text:style-name="P2"><text:span text:style-name="Source_20_Text"><text:span text:style-name="T5">Aplikacja jest podzielona na trzy główne komponenty </text:span></text:span><text:span text:style-name="Source_20_Text"><text:span text:style-name="T8">Skaner</text:span></text:span><text:span text:style-name="Source_20_Text"><text:span text:style-name="T5"> , </text:span></text:span><text:span text:style-name="Source_20_Text"><text:span text:style-name="T8">Parser</text:span></text:span><text:span text:style-name="Source_20_Text"><text:span text:style-name="T5"> i </text:span></text:span><text:span text:style-name="Source_20_Text"><text:span text:style-name="T8">Generator</text:span></text:span><text:span text:style-name="Source_20_Text"><text:span text:style-name="T5">. Każdy z nich wykonuje pewne operacje na danych które otrzymuje i przekazuje następnemu komponentowi wyniki. </text:span></text:span></text:p>
      <text:p text:style-name="P2"><text:span text:style-name="Source_20_Text"><text:span text:style-name="T5"/></text:span></text:p>
      <text:p text:style-name="P2"><text:span text:style-name="Source_20_Text"><text:span text:style-name="T8">Skaner </text:span></text:span><text:span text:style-name="Source_20_Text"><text:span text:style-name="T6">- ma za zadnie przeanalizować dane tekstowe zawierające znaczniki wiki i powydzielać z niego token o pewnym znaczeniu oraz zwykle dane tekstowe. Tokeny są to kluczowe znaczniki w tekście które mają pewne zadanie np zmianę wyglądu tekstu, wydziela się je żeby odróżnić je od zwykłego tekstu i żeby można było nadać im pewne właściwości. W naszym przypadku zadaniem skanera jest podział danego tekstu na części, gdzie każda część niesie ze sobą jakąś informację na przykład dana część dopowiada za pogrubienie a <text:s/>inna jest zwykłym tekstem bez właściwości. Właściwie na tym etapie nie nadajemy token właściwości jedynie wydzielamy kawałki tekstu podejrzane o to że posiadają jakieś znaczenie. W naszym przypadku mamy drzewo XML z wypełnionymi ręcznie zależnościami, kiedy można zakwalifikować dany ciąg znaków jako token.</text:span></text:span></text:p>
      <text:p text:style-name="P2"><text:span text:style-name="Source_20_Text"><text:span text:style-name="T6">Przykład:</text:span></text:span></text:p>
      <text:p text:style-name="P2"><text:soft-page-break/><text:span text:style-name="Source_20_Text"><text:span text:style-name="T6"><text:s/></text:span></text:span><text:span text:style-name="Source_20_Text"><text:span text:style-name="T16">=naglowek=</text:span></text:span><text:span text:style-name="Source_20_Text"><text:span text:style-name="T6">\na tu jest ''pochylony'' i '''pogrubiony''' opis\n</text:span></text:span><text:span text:style-name="Source_20_Text"><text:span text:style-name="T2"> </text:span></text:span></text:p>
      <text:p text:style-name="P2"><text:span text:style-name="Source_20_Text"><text:span text:style-name="T7">Po przejściu przez skaner dostajemy listę tokenów:</text:span></text:span></text:p>
      <text:p text:style-name="P2"><text:span text:style-name="Source_20_Text"><text:span text:style-name="T7">[ "=", "naglowek", "=", "\n", "a tu jest ", "''" ,"pochylony",</text:span></text:span></text:p>
      <text:p text:style-name="P2"><text:span text:style-name="Source_20_Text"><text:span text:style-name="T7"><text:s text:c="2"/>"''", " i ", "'''", "pogrubiony", "'''", "opis", "\n"]</text:span></text:span></text:p>
      <text:p text:style-name="P2"><text:span text:style-name="Source_20_Text"><text:span text:style-name="T7"/></text:span></text:p>
      <text:p text:style-name="P2"><text:span text:style-name="Source_20_Text"><text:span text:style-name="T9">Parser -</text:span></text:span><text:span text:style-name="Source_20_Text"><text:span text:style-name="T7"> ma za zdanie zamienić otrzymane tokeny na wartości oraz sprawdzić warunki dla danej konfiguracji tokenów czy <text:s/>i jaką wartość można im nadać, na przykład czy jest znacznik otwierający i zamykający. Parser posiada najtrudniejsze zadanie, w nim zawarta jest cała logika aplikacji, czyli zbudowanie drzewa zależności między znacznikami. Parser musi rozpoznać dany znacznik sprawdzić jakie spełnia warunki w otoczeniu i nadać mu odpowiednią wartość.</text:span></text:span></text:p>
      <text:p text:style-name="P2"><text:span text:style-name="Source_20_Text"><text:span text:style-name="T7"/></text:span></text:p>
      <text:p text:style-name="P2"><text:span text:style-name="Source_20_Text"><text:span text:style-name="T8">Generator - </text:span></text:span><text:span text:style-name="Source_20_Text"><text:span text:style-name="T6">ma za zadanie, w naszym przypadku zamienić drzewo zależności pochodzące z parsera na kod HTML. Jest to stosunkowo proste zadanie ponieważ dane zapisane w postaci kodu HTML można interpretować jako drzewo. Drzewem również są dane pochodzące z parsera więc zamiana informacji przekazanych przez parser na znaczniki HTML nie jest trudne.</text:span></text:span></text:p>
      <text:p text:style-name="P2"><text:span text:style-name="Source_20_Text"><text:span text:style-name="T6"/></text:span></text:p>
      <text:p text:style-name="P5">Gramatyka </text:p>
      <text:p text:style-name="P4"/>
      <text:p text:style-name="P2"><text:span text:style-name="Strong_20_Emphasis"><text:span text:style-name="T5">G = &lt;N,V,P,S&gt;</text:span></text:span></text:p>
      <text:p text:style-name="P8">gdzie:</text:p>
      <text:p text:style-name="P2"><text:span text:style-name="Source_20_Text"><text:span text:style-name="T5">N - alfabet nieterminalny (zbiór symboli pomocnicznych)<text:line-break/>V - alfabet terminalny (symbole,z którego tworzone są słowa języka)<text:line-break/>P - zbiór reguł produkcji<text:line-break/>S - symbol startowy (wyróżniony symbol nieterminalny)</text:span></text:span></text:p>
      <text:p text:style-name="P2"><text:span text:style-name="Source_20_Text"><text:span text:style-name="T5"/></text:span></text:p>
      <text:p text:style-name="P2"><text:span text:style-name="Source_20_Text"><text:span text:style-name="T5">Okrjona gramatyka wiki 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nazwa</text:p>
          </table:table-cell>
          <table:table-cell table:style-name="Table1.B1" office:value-type="string">
            <text:p text:style-name="P13"><text:s/>wartosc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5">N</text:span></text:span></text:p>
          </table:table-cell>
          <table:table-cell table:style-name="Table1.B2" office:value-type="string">
            <text:p text:style-name="P13">S, T, M , A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5">V</text:span></text:span></text:p>
          </table:table-cell>
          <table:table-cell table:style-name="Table1.B4" office:value-type="string">
            <text:p text:style-name="P13">[a-zA-Z0-9], ' , =, <text:s/>\n</text:p>
          </table:table-cell>
        </table:table-row>
        <table:table-row>
          <table:table-cell table:style-name="Table1.A4" office:value-type="string">
            <text:p text:style-name="P2"><text:span text:style-name="Source_20_Text"><text:span text:style-name="T5">P</text:span></text:span></text:p>
          </table:table-cell>
          <table:table-cell table:style-name="Table1.B4" office:value-type="string">
            <text:p text:style-name="P13">S <text:span text:style-name="T10">→ L\nN</text:span></text:p>
            <text:p text:style-name="P12">N → L\nN</text:p>
            <text:p text:style-name="P13"><text:span text:style-name="T10">N→ </text:span><text:span text:style-name="T11">ε</text:span></text:p>
            <text:p text:style-name="P11"/>
            <text:p text:style-name="P11">L→M</text:p>
            <text:p text:style-name="P11">M→BMB</text:p>
            <text:p text:style-name="P11">M→K</text:p>
            <text:p text:style-name="P11">K→PK</text:p>
            <text:p text:style-name="P11">K→D</text:p>
            <text:p text:style-name="P11"/>
            <text:p text:style-name="P11"><text:soft-page-break/>D→ ε</text:p>
            <text:p text:style-name="P11">D→ DTDTD</text:p>
            <text:p text:style-name="P11">D→ [a-zA-Z0-9]D // zbior liter i cyfr + D na koncu</text:p>
            <text:p text:style-name="P11"/>
            <text:p text:style-name="P11">T→ * | _ | ~ | % | ] | [ // znak | to separator</text:p>
            <text:p text:style-name="P11">T→ [* | *]</text:p>
            <text:p text:style-name="P11">B→ =</text:p>
            <text:p text:style-name="P11">P→ # | *</text:p>
          </table:table-cell>
        </table:table-row>
        <table:table-row>
          <table:table-cell table:style-name="Table1.A5" office:value-type="string">
            <text:p text:style-name="P2"><text:span text:style-name="Source_20_Text"><text:span text:style-name="T5">S</text:span></text:span></text:p>
          </table:table-cell>
          <table:table-cell table:style-name="Table1.B5" office:value-type="string">
            <text:p text:style-name="P13">S</text:p>
          </table:table-cell>
        </table:table-row>
      </table:table>
      <text:p text:style-name="P2"><text:span text:style-name="Source_20_Text"><text:span text:style-name="T5"/></text:span></text:p>
      <text:p text:style-name="P2"><text:span text:style-name="Source_20_Text"><text:span text:style-name="T5">Przykład stworzenia dwulinijkowego tekstu używającego składni wiki</text:span></text:span></text:p>
      <text:p text:style-name="P2"><text:span text:style-name="Source_20_Text"><text:span text:style-name="T5">S </text:span></text:span><text:span text:style-name="Source_20_Text"><text:span text:style-name="T17">→</text:span></text:span></text:p>
      <text:p text:style-name="P2"><text:span text:style-name="Source_20_Text"><text:span text:style-name="T5">L\nN </text:span></text:span><text:span text:style-name="Source_20_Text"><text:span text:style-name="T17">→</text:span></text:span></text:p>
      <text:p text:style-name="P2"><text:span text:style-name="Source_20_Text"><text:span text:style-name="T5">L\nL\nN </text:span></text:span><text:span text:style-name="Source_20_Text"><text:span text:style-name="T17">→ <text:s/></text:span></text:span><text:span text:style-name="Source_20_Text"><text:span text:style-name="T5">L\nL\n</text:span></text:span></text:p>
      <text:p text:style-name="P2"><text:span text:style-name="Source_20_Text"><text:span text:style-name="T5">M\nL\n </text:span></text:span><text:span text:style-name="Source_20_Text"><text:span text:style-name="T17">→ <text:s/>BMB</text:span></text:span><text:span text:style-name="Source_20_Text"><text:span text:style-name="T5">\nL\n </text:span></text:span><text:span text:style-name="Source_20_Text"><text:span text:style-name="T17">→ <text:s text:c="2"/>BKB</text:span></text:span><text:span text:style-name="Source_20_Text"><text:span text:style-name="T5">\nL\n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BDB</text:span></text:span><text:span text:style-name="Source_20_Text"><text:span text:style-name="T5">\nL\n </text:span></text:span></text:p>
      <text:p text:style-name="P2"><text:span text:style-name="Source_20_Text"><text:span text:style-name="T17">=D=</text:span></text:span><text:span text:style-name="Source_20_Text"><text:span text:style-name="T5">\nL\n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=nD=</text:span></text:span><text:span text:style-name="Source_20_Text"><text:span text:style-name="T5">\nL\n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=naD=</text:span></text:span><text:span text:style-name="Source_20_Text"><text:span text:style-name="T5">\nL\n </text:span></text:span><text:span text:style-name="Source_20_Text"><text:span text:style-name="T17">→</text:span></text:span><text:span text:style-name="Source_20_Text"><text:span text:style-name="T5"> ...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=naglowekD=</text:span></text:span><text:span text:style-name="Source_20_Text"><text:span text:style-name="T5">\nL\n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=naglowek=</text:span></text:span><text:span text:style-name="Source_20_Text"><text:span text:style-name="T5">\nL\n</text:span></text:span></text:p>
      <text:p text:style-name="P2"><text:span text:style-name="Source_20_Text"><text:span text:style-name="T17">=naglowek=</text:span></text:span><text:span text:style-name="Source_20_Text"><text:span text:style-name="T5">\nL\n </text:span></text:span><text:span text:style-name="Source_20_Text"><text:span text:style-name="T17">→ ... → =naglowek=</text:span></text:span><text:span text:style-name="Source_20_Text"><text:span text:style-name="T5">\nD\n - </text:span></text:span><text:span text:style-name="Source_20_Text"><text:span text:style-name="T17">=naglowek=</text:span></text:span><text:span text:style-name="Source_20_Text"><text:span text:style-name="T5">\nDTDTD\n - </text:span></text:span><text:span text:style-name="Source_20_Text"><text:span text:style-name="T17">=naglowek=</text:span></text:span><text:span text:style-name="Source_20_Text"><text:span text:style-name="T5">\nDTDTDTDTD\n</text:span></text:span></text:p>
      <text:p text:style-name="P2"><text:span text:style-name="Source_20_Text"><text:span text:style-name="T17">=naglowek=</text:span></text:span><text:span text:style-name="Source_20_Text"><text:span text:style-name="T5">\na tu jestTDTDTDTD\n </text:span></text:span><text:span text:style-name="Source_20_Text"><text:span text:style-name="T17">→</text:span></text:span><text:span text:style-name="Source_20_Text"><text:span text:style-name="T5"> </text:span></text:span><text:span text:style-name="Source_20_Text"><text:span text:style-name="T17">=naglowek=</text:span></text:span><text:span text:style-name="Source_20_Text"><text:span text:style-name="T5">\na tu jest TDTDTDTD\n </text:span></text:span></text:p>
      <text:p text:style-name="P2"><text:span text:style-name="Source_20_Text"><text:span text:style-name="T17">=naglowek=</text:span></text:span><text:span text:style-name="Source_20_Text"><text:span text:style-name="T5">\na tu jest TDT i TDT opis\n </text:span></text:span><text:span text:style-name="Source_20_Text"><text:span text:style-name="T17">→</text:span></text:span><text:span text:style-name="Source_20_Text"><text:span text:style-name="T5"> </text:span></text:span></text:p>
      <text:p text:style-name="P2"><text:span text:style-name="Source_20_Text"><text:span text:style-name="T17">=naglowek=</text:span></text:span><text:span text:style-name="Source_20_Text"><text:span text:style-name="T5">\na tu jest TDTDTDT i TDTDTDTDTDT opis\n </text:span></text:span><text:span text:style-name="Source_20_Text"><text:span text:style-name="T17">→</text:span></text:span></text:p>
      <text:p text:style-name="P2"><text:span text:style-name="Source_20_Text"><text:span text:style-name="T17">=naglowek=</text:span></text:span><text:span text:style-name="Source_20_Text"><text:span text:style-name="T5">\na tu jest TTDTT i TTTDTTT opis\n </text:span></text:span><text:span text:style-name="Source_20_Text"><text:span text:style-name="T17">→</text:span></text:span></text:p>
      <text:p text:style-name="P2"><text:span text:style-name="Source_20_Text"><text:span text:style-name="T17">=naglowek=</text:span></text:span><text:span text:style-name="Source_20_Text"><text:span text:style-name="T5">\na tu jest TTpochylonyTT i TTTpogrubionyTTT opis\n </text:span></text:span><text:span text:style-name="Source_20_Text"><text:span text:style-name="T17">→</text:span></text:span><text:span text:style-name="Source_20_Text"><text:span text:style-name="T5"> </text:span></text:span></text:p>
      <text:p text:style-name="P2"><text:span text:style-name="Source_20_Text"><text:span text:style-name="T16">=naglowek=</text:span></text:span><text:span text:style-name="Source_20_Text"><text:span text:style-name="T6">\na tu jest ''pochylony'' i '''pogrubiony''' opis\n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tahoma" svg:font-family="tahom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Condensed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tek </meta:initial-creator>
    <meta:creation-date>2012-04-15T15:47:15</meta:creation-date>
    <dc:date>2012-07-06T01:53:36</dc:date>
    <meta:editing-duration>PT4H31M49S</meta:editing-duration>
    <meta:editing-cycles>6</meta:editing-cycles>
    <meta:generator>LibreOffice/3.5$Linux_x86 LibreOffice_project/350m1$Build-2</meta:generator>
    <dc:creator>kosttek </dc:creator>
    <meta:document-statistic meta:table-count="1" meta:image-count="0" meta:object-count="0" meta:page-count="3" meta:paragraph-count="62" meta:word-count="634" meta:character-count="4136" meta:non-whitespace-character-count="3538"/>
  </office:meta>
</office:document-meta>
</file>